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7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2cm" svg:height="1.4cm" svg:x="8.9cm" svg:y="4.2cm">
          <text:p text:style-name="P1">R0_r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cm" svg:height="1.4cm" svg:x="4.3cm" svg:y="7.6cm">
          <text:p text:style-name="P1">R2_r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cm" svg:height="1.4cm" svg:x="13.928cm" svg:y="7.585cm">
          <text:p text:style-name="P1">R1_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9cm" svg:y1="4.9cm" svg:x2="5.4cm" svg:y2="7.6cm" draw:start-shape="id1" draw:start-glue-point="3" draw:end-shape="id2" draw:end-glue-point="0" svg:d="M8900 4900h-3500v2700" svg:viewBox="0 0 3501 2701">
          <text:p/>
        </draw:connector>
        <draw:connector draw:style-name="gr2" draw:text-style-name="P1" draw:layer="layout" svg:x1="11.1cm" svg:y1="4.9cm" svg:x2="15.028cm" svg:y2="7.585cm" draw:start-shape="id1" draw:start-glue-point="1" draw:end-shape="id3" draw:end-glue-point="0" svg:d="M11100 4900h3928v2685" svg:viewBox="0 0 3929 2686">
          <text:p/>
        </draw:connector>
        <draw:connector draw:style-name="gr2" draw:text-style-name="P1" draw:layer="layout" svg:x1="6.5cm" svg:y1="8.3cm" svg:x2="13.928cm" svg:y2="8.285cm" draw:start-shape="id2" draw:start-glue-point="1" draw:end-shape="id3" draw:end-glue-point="3" svg:d="M6500 8300h3714v-15h3714" svg:viewBox="0 0 7429 16">
          <text:p/>
        </draw:connector>
        <draw:frame draw:style-name="gr3" draw:text-style-name="P2" draw:layer="layout" svg:width="2.3cm" svg:height="1.2cm" svg:x="6.5cm" svg:y="4.1cm">
          <draw:text-box>
            <text:p>eth0/4</text:p>
          </draw:text-box>
        </draw:frame>
        <draw:frame draw:style-name="gr3" draw:text-style-name="P2" draw:layer="layout" svg:width="2.3cm" svg:height="1.2cm" svg:x="11.2cm" svg:y="4.1cm">
          <draw:text-box>
            <text:p>eth0/0</text:p>
          </draw:text-box>
        </draw:frame>
        <draw:frame draw:style-name="gr3" draw:text-style-name="P2" draw:layer="layout" svg:width="2.3cm" svg:height="1.2cm" svg:x="14.3cm" svg:y="6.5cm">
          <draw:text-box>
            <text:p>eth0/1</text:p>
          </draw:text-box>
        </draw:frame>
        <draw:frame draw:style-name="gr3" draw:text-style-name="P2" draw:layer="layout" svg:width="2.3cm" svg:height="1.2cm" svg:x="11.7cm" svg:y="7.4cm">
          <draw:text-box>
            <text:p>eth0/2</text:p>
          </draw:text-box>
        </draw:frame>
        <draw:frame draw:style-name="gr3" draw:text-style-name="P2" draw:layer="layout" svg:width="2.3cm" svg:height="1.2cm" svg:x="6.5cm" svg:y="7.4cm">
          <draw:text-box>
            <text:p>eth0/3</text:p>
          </draw:text-box>
        </draw:frame>
        <draw:frame draw:style-name="gr3" draw:text-style-name="P2" draw:layer="layout" svg:width="2.3cm" svg:height="1.2cm" svg:x="3.3cm" svg:y="6.6cm">
          <draw:text-box>
            <text:p>eth0/5</text:p>
          </draw:text-box>
        </draw:frame>
        <draw:frame draw:style-name="gr4" draw:text-style-name="P2" draw:layer="layout" svg:width="8.3cm" svg:height="1.1cm" svg:x="6.2cm" svg:y="1.8cm">
          <draw:text-box>
            <text:p>Hello World Generic Grap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1:28:49.746656456</meta:creation-date>
    <dc:date>2022-11-02T11:34:33.921936029</dc:date>
    <meta:editing-duration>PT5M45S</meta:editing-duration>
    <meta:editing-cycles>1</meta:editing-cycles>
    <meta:document-statistic meta:object-count="13"/>
    <meta:generator>LibreOffice/6.4.7.2$Linux_X86_64 LibreOffice_project/40$Build-2</meta:generator>
  </office:meta>
</office:document-meta>
</file>